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1:18:25.73127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3T12:54:22.110020450</dc:date>
    <meta:editing-duration>PT3H51M43S</meta:editing-duration>
    <meta:editing-cycles>15</meta:editing-cycles>
    <meta:generator>LibreOffice/4.2.8.2$Linux_X86_64 LibreOffice_project/420m0$Build-2</meta:generator>
    <meta:document-statistic meta:table-count="1" meta:cell-count="623" meta:object-count="0"/>
  </office:meta>
</office:document-meta>
</file>